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765" officeooo:paragraph-rsid="00146765"/>
    </style:style>
    <style:style style:name="P2" style:family="paragraph" style:parent-style-name="Standard">
      <style:text-properties officeooo:rsid="0017bca1" officeooo:paragraph-rsid="0017bca1"/>
    </style:style>
    <style:style style:name="T1" style:family="text">
      <style:text-properties officeooo:rsid="0015c5ef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Д</text:span>анные контейнеры используют при необходимости в хранении данных в отсортированном виде.</text:p>
      <text:p text:style-name="P1"/>
      <text:p text:style-name="P1">2) <text:span text:style-name="T1">Д</text:span>етерменированность, равномерность и вычисление хэш-кода за малое время.</text:p>
      <text:p text:style-name="P1"/>
      <text:p text:style-name="P1">3) <text:span text:style-name="T1">К</text:span>оллизия(одному хэш-коду соответствуют 2 разных значения) образуется в силу того, количество хэш-кодов меньше количества вариантов передаваемых значений. <text:span text:style-name="T1">Есть два варианта решения: метод цепочек, когда в одной ячейке хранится список из нескольких элементов с одинаковыми хэш-кодами, и метод открытой адресации, когда при коллизии мы перевычисляем хэш-номер по новому алгоритму и если находится свободная ячейка — заносим туда значение, в ином случае перевычисляем опять.</text:span></text:p>
      <text:p text:style-name="P1"/>
      <text:p text:style-name="P2">5)<text:span text:style-name="T2">Boost.Multiindex </text:span><text:span text:style-name="T3">позволяет определять контейнеры, поддерживающие произвольное количество интерфейсов, а значит, если есть задача, в которой к данным контейнера нужно обращаться с несколькими разными задачами, в которых выгоднее использовать разные интерфейсы, то данную проблему можно решить через </text:span><text:span text:style-name="T2">Boost.Multiindex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5T02:04:16.594000000</dc:date>
    <meta:editing-duration>PT17S</meta:editing-duration>
    <meta:editing-cycles>1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4" meta:word-count="120" meta:character-count="955" meta:non-whitespace-character-count="838"/>
  </office:meta>
</office:document-meta>
</file>